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fulladder(a, b, cin : s, cout)</text:p>
      <text:p text:style-name="P2"><text:tab/>aouexb = /a*b + a*/b</text:p>
      <text:p text:style-name="P2"><text:tab/>s = /aouexb*cin + aouexb*/cin</text:p>
      <text:p text:style-name="P2"><text:tab/>cout = a*/aouexb + cin*aouexb</text:p>
      <text:p text:style-name="P1">end module</text:p>
      <text:p text:style-name="P2"/>
      <text:p text:style-name="P1">module adder8(a[7..0], b[7..0], cin : s[7..0], cout)</text:p>
      <text:p text:style-name="P2"><text:tab/>fulladder(a[0], b[0], cin : s[0], c0)</text:p>
      <text:p text:style-name="P2"><text:s text:c="3"/><text:tab/>fulladder(a[1], b[1], c0 : s[1], c1)</text:p>
      <text:p text:style-name="P2"><text:tab/>fulladder(a[2], b[2], c1 : s[2], c2)</text:p>
      <text:p text:style-name="P2"><text:s text:c="3"/><text:tab/>fulladder(a[3], b[3], c2 : s[3], c3)</text:p>
      <text:p text:style-name="P2"><text:s text:c="3"/><text:tab/>fulladder(a[4], b[4], c3 : s[4], c4)</text:p>
      <text:p text:style-name="P2"><text:s text:c="3"/><text:tab/>fulladder(a[5], b[5], c4 : s[5], c5)</text:p>
      <text:p text:style-name="P2"><text:s text:c="3"/><text:tab/>fulladder(a[6], b[6], c5 : s[6], c6)</text:p>
      <text:p text:style-name="P2"><text:s text:c="3"/><text:tab/>fulladder(a[7], b[7], c6 : s[7], cout)</text:p>
      <text:p text:style-name="P1">end module</text:p>
      <text:p text:style-name="P2"/>
      <text:p text:style-name="P1">module adder32(a[31..0], b[31..0], cin : s[31..0], cout)</text:p>
      <text:p text:style-name="P2"><text:tab/>adder8(a[7..0], b[7..0], cin : s[7..0], c0)</text:p>
      <text:p text:style-name="P2"><text:s text:c="3"/><text:tab/>adder8(a[15..8], b[15..8], c0 : s[15..8], c1)</text:p>
      <text:p text:style-name="P2"><text:s text:c="3"/><text:tab/>adder8(a[23..16], b[23..16], c1 : s[23..16], c2)</text:p>
      <text:p text:style-name="P2"><text:s text:c="3"/><text:tab/>adder8(a[31..24], b[31..24], c2 : s[31..24], cout)</text:p>
      <text:p text:style-name="P1">end module</text:p>
      <text:p text:style-name="P2"/>
      <text:p text:style-name="P1">module count2(rst, clk, en : c[1..0])</text:p>
      <text:p text:style-name="P2"><text:tab/>T[0] = 1</text:p>
      <text:p text:style-name="P2"><text:s text:c="3"/><text:tab/>T[1] = c[0]</text:p>
      <text:p text:style-name="P2"><text:s text:c="3"/><text:tab/>c[1..0] := /T[1..0]*c[1..0] + T[1..0]*/c[1..0] on clk reset when rst enabled when en</text:p>
      <text:p text:style-name="P1">end module</text:p>
      <text:p text:style-name="P2"/>
      <text:p text:style-name="P1">module count4(rst, clk, en : c[3..0])</text:p>
      <text:p text:style-name="P2"><text:tab/>count2(rst, clk, en : c[1..0])</text:p>
      <text:p text:style-name="P2"><text:s text:c="3"/><text:tab/>subclk := c[0]*c[1]*clk on clk reset when rst enabled when en</text:p>
      <text:p text:style-name="P2"><text:s text:c="3"/><text:tab/>count2(rst, subclk, en : c[3..2])</text:p>
      <text:p text:style-name="P1">end module</text:p>
      <text:p text:style-name="P2"/>
      <text:p text:style-name="P1">module count_init4(rst, clk, en, init, e[3..0] : c[3..0])</text:p>
      <text:p text:style-name="P2"><text:tab/>T[0] = 1*/init + init*(/e[0]*c[0] + e[0]*/c[0])</text:p>
      <text:p text:style-name="P2"><text:s text:c="3"/><text:tab/>T[1] = c[0]*/init + init*(/e[1]*c[1] + e[1]*/c[1])</text:p>
      <text:p text:style-name="P2"><text:s text:c="3"/><text:tab/>T[2] = c[1]*c[0]*/init + init*(/e[2]*c[2] + e[2]*/c[2])</text:p>
      <text:p text:style-name="P2"><text:s text:c="3"/><text:tab/>T[3] = c[2]*c[1]*c[0]*/init + init*(/e[3]*c[3] + e[3]*/c[3])</text:p>
      <text:p text:style-name="P2"><text:s text:c="3"/><text:tab/>c[3..0] := /T[3..0]*c[3..0] + T[3..0]*/c[3..0] on clk reset when rst enabled when en</text:p>
      <text:p text:style-name="P1">end module</text:p>
      <text:p text:style-name="P2"/>
      <text:p text:style-name="P1">module count4_b1_b2(rst, clk, count, init, b1[3..0], b2[3..0] : c[3..0])</text:p>
      <text:p text:style-name="P2"><text:tab/>init_b1 = init*/count</text:p>
      <text:p text:style-name="P2"><text:s text:c="3"/><text:tab/>en = /init*count</text:p>
      <text:p text:style-name="P2"><text:s text:c="3"/></text:p>
      <text:p text:style-name="P2"><text:tab/>T[0] = 1*en*/c_equal_b2 + init_b1*(/b1[0]*c[0] + b1[0]*/c[0])</text:p>
      <text:p text:style-name="P2"><text:s text:c="3"/><text:tab/>T[1] = c[0]*en*/c_equal_b2 + init_b1*(/b1[1]*c[1] + b1[1]*/c[1])</text:p>
      <text:p text:style-name="P2"><text:s text:c="3"/><text:tab/>T[2] = c[1]*c[0]*en*/c_equal_b2 + init_b1*(/b1[2]*c[2] + b1[2]*/c[2])</text:p>
      <text:p text:style-name="P2"><text:s text:c="3"/><text:tab/>T[3] = c[2]*c[1]*c[0]*en*/c_equal_b2 + init_b1*(/b1[3]*c[3] + b1[3]*/c[3])</text:p>
      <text:p text:style-name="P2"><text:s text:c="3"/></text:p>
      <text:p text:style-name="P2"><text:s text:c="3"/><text:tab/>ucmp4(b2[3..0], c[3..0] : sup, c_equal_b2)</text:p>
      <text:p text:style-name="P2"><text:s text:c="3"/><text:tab/>c[3..0] := /T[3..0]*c[3..0] + T[3..0]*/c[3..0] on clk reset when rst</text:p>
      <text:p text:style-name="P1">end module</text:p>
      <text:p text:style-name="P2"/>
      <text:p text:style-name="P1">module count8_b1_b2(rst, clk, count, init, b1[7..0], b2[7..0] : c[7..0])</text:p>
      <text:p text:style-name="P2"><text:tab/>// compteur iniialisé avec b1 quand init=1 et count=0, compte quand init=0 et count=1 et s<text:tab/>'arrête quand il atteint b2</text:p>
      <text:p text:style-name="P2"/>
      <text:p text:style-name="P2"><text:tab/>// l'utilisation de en peut s'avérer problématique si le signal en est composé !!! bug</text:p>
      <text:p text:style-name="P2"><text:tab/>c[7..0] := /t[7..0]*c[7..0] + t[7..0]*/c[7..0] on clk reset when rst </text:p>
      <text:p text:style-name="P2"/>
      <text:p text:style-name="P2"><text:tab/>t[0] = /init*count*sup + init*/count* (b1[0]*/c[0] + /b1[0]*c[0])</text:p>
      <text:p text:style-name="P2"><text:tab/>t[1] = /init*count*sup*c[0] + init*/count* (b1[1]*/c[1] + /b1[1]*c[1])</text:p>
      <text:p text:style-name="P2"><text:tab/>t[2] = /init*count*sup*c[0]*c[1] + init*/count* (b1[2]*/c[2] + /b1[2]*c[2])</text:p>
      <text:p text:style-name="P2"><text:tab/>t[3] = /init*count*sup*c[0]*c[1]*c[2] + init*/count* (b1[3]*/c[3] + /b1[3]*c[3])</text:p>
      <text:p text:style-name="P2"><text:tab/>t[4] = /init*count*sup*c[0]*c[1]*c[2]*c[3] + init*/count* (b1[4]*/c[4] + /b1[4]*c[4])</text:p>
      <text:p text:style-name="P2"><text:tab/>t[5] = /init*count*sup*c[0]*c[1]*c[2]*c[3]*c[4] + init*/count* (b1[5]*/c[5] + /b1[5]*c[5])</text:p>
      <text:p text:style-name="P2"><text:tab/>t[6] = /init*count*sup*c[0]*c[1]*c[2]*c[3]*c[4]*c[5] + init*/count* (b1[6]*/c[6] + <text:tab/>/b1[6]*c[6])</text:p>
      <text:p text:style-name="P2"><text:tab/>t[7] = /init*count*sup*c[0]*c[1]*c[2]*c[3]*c[4]*c[5]*c[6] + init*/count* (b1[7]*/c[7] + <text:tab/>/b1[7]*c[7])</text:p>
      <text:p text:style-name="P2"><text:tab/></text:p>
      <text:p text:style-name="P2"><text:tab/>ucmp8(b2[7..0], c[7..0] : sup, eq)</text:p>
      <text:p text:style-name="P1">end module</text:p>
      <text:p text:style-name="P2"><text:soft-page-break/></text:p>
      <text:p text:style-name="P1">module count_012789(rst, clk, en : c[3..0])</text:p>
      <text:p text:style-name="P2"><text:tab/>init7 = /c[3]*/c[2]*c[1]*/c[0] // quand on est à 2 pour passer à 7</text:p>
      <text:p text:style-name="P2"><text:s text:c="3"/><text:tab/>init0 = c[3]*/c[2]*/c[1]*c[0] // quand on est à 9 pour passer à 0</text:p>
      <text:p text:style-name="P2"><text:s text:c="3"/><text:tab/>init = init7 + init0</text:p>
      <text:p text:style-name="P2"><text:s text:c="3"/><text:tab/>e[3..0] = "0000"*init0 + "0111"*init7</text:p>
      <text:p text:style-name="P2"><text:s text:c="3"/><text:tab/>count_init4(rst, clk, en, init, e[3..0] : c[3..0])</text:p>
      <text:p text:style-name="P1">end module</text:p>
      <text:p text:style-name="P2"/>
      <text:p text:style-name="P1">module decoder2to4(e[1..0] : s[3..0])</text:p>
      <text:p text:style-name="P2"><text:tab/>s[0] = /e[1] * /e[0]</text:p>
      <text:p text:style-name="P2"><text:s text:c="3"/><text:tab/>s[1] = /e[1] * e[0]</text:p>
      <text:p text:style-name="P2"><text:s text:c="3"/><text:tab/>s[2] = e[1] * /e[0]</text:p>
      <text:p text:style-name="P2"><text:s text:c="3"/><text:tab/>s[3] = e[1] * e[0]</text:p>
      <text:p text:style-name="P1">end module</text:p>
      <text:p text:style-name="P2"/>
      <text:p text:style-name="P1">module decoder3to8(e[2..0] : s[7..0])</text:p>
      <text:p text:style-name="P2"><text:tab/>decoder2to4(e[1..0] : s_temp[3..0])</text:p>
      <text:p text:style-name="P2"><text:s text:c="3"/><text:tab/>s[3..0] = /e[2]*s_temp[3..0]</text:p>
      <text:p text:style-name="P2"><text:s text:c="3"/><text:tab/>s[7..4] = e[2]*s_temp[3..0]</text:p>
      <text:p text:style-name="P1">end module</text:p>
      <text:p text:style-name="P2"/>
      <text:p text:style-name="P1">module decoder4to16(e[3..0] : s[15..0])</text:p>
      <text:p text:style-name="P2"><text:tab/>decoder3to8(e[2..0] : s_temp[7..0])</text:p>
      <text:p text:style-name="P2"><text:s text:c="3"/><text:tab/>s[7..0] = /e[3]*s_temp[7..0]</text:p>
      <text:p text:style-name="P2"><text:s text:c="3"/><text:tab/>s[15..8] = e[3]*s_temp[7..0]</text:p>
      <text:p text:style-name="P1">end module</text:p>
      <text:p text:style-name="P2"/>
      <text:p text:style-name="P1">module ucmp1(a, b : sup, equ)</text:p>
      <text:p text:style-name="P2"><text:tab/>sup = a * /b</text:p>
      <text:p text:style-name="P2"><text:s text:c="3"/><text:tab/>equ = a * b + /a * /b</text:p>
      <text:p text:style-name="P1">end module</text:p>
      <text:p text:style-name="P2"/>
      <text:p text:style-name="P1">module ucmp2(a[1..0], b[1..0] : sup, equ)</text:p>
      <text:p text:style-name="P2"><text:tab/>ucmp1(a[0], b[0] : su0, eq0)</text:p>
      <text:p text:style-name="P2"><text:s text:c="3"/><text:tab/>ucmp1(a[1], b[1] : su1, eq1)</text:p>
      <text:p text:style-name="P2"><text:s text:c="3"/><text:tab/>sup = su1 + eq1*su0</text:p>
      <text:p text:style-name="P2"><text:s text:c="3"/><text:tab/>equ = eq0*eq1</text:p>
      <text:p text:style-name="P1">end module</text:p>
      <text:p text:style-name="P2"/>
      <text:p text:style-name="P1">module ucmp4(a[3..0], b[3..0] : sup, equ)</text:p>
      <text:p text:style-name="P2"><text:tab/>ucmp2(a[1..0], b[1..0] : su0, eq0)</text:p>
      <text:p text:style-name="P2"><text:s text:c="3"/><text:tab/>ucmp2(a[3..2], b[3..2] : su1, eq1)</text:p>
      <text:p text:style-name="P2"><text:s text:c="3"/><text:tab/>sup = su1 + eq1*su0</text:p>
      <text:p text:style-name="P2"><text:s text:c="3"/><text:tab/>equ = eq0*eq1</text:p>
      <text:p text:style-name="P1">end module</text:p>
      <text:p text:style-name="P2"/>
      <text:p text:style-name="P1">module reg8_D(rst, clk, en, e[7..0] : sr[7..0])</text:p>
      <text:p text:style-name="P2"><text:tab/>sr[7..0] := e[7..0] on clk reset when rst enabled when en</text:p>
      <text:p text:style-name="P1">end module</text:p>
      <text:p text:style-name="P2"/>
      <text:p text:style-name="P1">module reg8_T(rst, clk, en, e[7..0] : sr[7..0])</text:p>
      <text:p text:style-name="P2"><text:tab/>T[7..0] = /e[7..0]*sr[7..0] + e[7..0]*/sr[7..0]</text:p>
      <text:p text:style-name="P2"><text:tab/>sr[7..0] := /T[7..0]*sr[7..0] + T[7..0]*/sr[7..0] on clk reset when rst enabled when en</text:p>
      <text:p text:style-name="P1">end module</text:p>
      <text:p text:style-name="P2"/>
      <text:p text:style-name="P1">module incr1(x, inv_i : y, inv_iplus1)</text:p>
      <text:p text:style-name="P2"><text:tab/>y = x*/inv_i + /x*inv_i</text:p>
      <text:p text:style-name="P2"><text:s text:c="3"/><text:tab/>inv_iplus1 = inv_i * x</text:p>
      <text:p text:style-name="P1">end module</text:p>
      <text:p text:style-name="P2"/>
      <text:p text:style-name="P1">module incr8(x[7..0], inv0 : y[7..0])</text:p>
      <text:p text:style-name="P2"><text:tab/>incr1(x[0], inv0 : y[0], inv1)</text:p>
      <text:p text:style-name="P2"><text:s text:c="3"/><text:tab/>incr1(x[1], inv1 : y[1], inv2)</text:p>
      <text:p text:style-name="P2"><text:s text:c="3"/><text:tab/>incr1(x[2], inv2 : y[2], inv3)</text:p>
      <text:p text:style-name="P2"><text:s text:c="3"/><text:tab/>incr1(x[3], inv3 : y[3], inv4)</text:p>
      <text:p text:style-name="P2"><text:s text:c="3"/><text:tab/>incr1(x[4], inv4 : y[4], inv5)</text:p>
      <text:p text:style-name="P2"><text:s text:c="3"/><text:tab/>incr1(x[5], inv5 : y[5], inv6)</text:p>
      <text:p text:style-name="P2"><text:s text:c="3"/><text:tab/>incr1(x[6], inv6 : y[6], inv7)</text:p>
      <text:p text:style-name="P2"><text:s text:c="3"/><text:tab/>incr1(x[7], inv7 : y[7], inv8)</text:p>
      <text:p text:style-name="P1">end module</text:p>
      <text:p text:style-name="P2"/>
      <text:p text:style-name="P1">module divisible(rst, clk, a[7..0], b[7..0], go : FINI, divisible)</text:p>
      <text:p text:style-name="P2"><text:tab/>//divisible = 1 si a divise b, 0 sinon</text:p>
      <text:p text:style-name="P2"><text:soft-page-break/><text:s text:c="3"/></text:p>
      <text:p text:style-name="P2"><text:s text:c="3"/><text:tab/>Bnul = /b[7]*/b[6]*/b[5]*/b[4]*/b[3]*/b[2]*/b[1]*/b[1]*/b[0]</text:p>
      <text:p text:style-name="P2"><text:s text:c="3"/></text:p>
      <text:p text:style-name="P2"><text:s text:c="3"/><text:tab/>// Les états du graphe</text:p>
      <text:p text:style-name="P2"><text:s text:c="3"/><text:tab/>INIT := /go on clk set when rst</text:p>
      <text:p text:style-name="P2"><text:s text:c="3"/><text:tab/>DECRB := INIT*go*/Bnul + DECRB*go*xsup0 on clk reset when rst</text:p>
      <text:p text:style-name="P2"><text:s text:c="3"/><text:tab/>FINI := FINI*go + Bnul*go + DECRB*go*/xsup0 on clk reset when rst</text:p>
      <text:p text:style-name="P2"><text:s text:c="3"/></text:p>
      <text:p text:style-name="P2"><text:s text:c="3"/><text:tab/>//xsup0</text:p>
      <text:p text:style-name="P2"><text:s text:c="3"/><text:tab/>ucmp8(x[7..0], "00000000" : xUsup0, xeq0)</text:p>
      <text:p text:style-name="P2"><text:s text:c="3"/><text:tab/>xsup0 = /x[7]*xUsup0</text:p>
      <text:p text:style-name="P2"><text:s text:c="3"/></text:p>
      <text:p text:style-name="P2"><text:s text:c="3"/><text:tab/>//X stocké dans un registre</text:p>
      <text:p text:style-name="P2"><text:s text:c="3"/><text:tab/>reg8_D(rst, clk, enx, ex[7..0] : x[7..0])</text:p>
      <text:p text:style-name="P2"><text:s text:c="3"/><text:tab/>enx = INIT + DECRB*xsup0</text:p>
      <text:p text:style-name="P2"><text:s text:c="3"/><text:tab/>ex[7..0] = a[7..0]*INIT + xmoinsb[7..0]*DECRB*xsup0</text:p>
      <text:p text:style-name="P2"><text:s text:c="3"/></text:p>
      <text:p text:style-name="P2"><text:s text:c="3"/><text:tab/>//xmoinsb : complément à deux</text:p>
      <text:p text:style-name="P2"><text:s text:c="3"/><text:tab/>nonb[7..0] = /b[7..0]</text:p>
      <text:p text:style-name="P2"><text:s text:c="3"/><text:tab/>adder8(x[7..0], nonb[7..0], 1 : xmoinsb[7..0], cout)</text:p>
      <text:p text:style-name="P2"><text:s text:c="3"/></text:p>
      <text:p text:style-name="P2"><text:s text:c="3"/><text:tab/>divisible = /x[7]*/x[6]*/x[5]*/x[4]*/x[3]*/x[2]*/x[1]*/x[0]*FINI*/Bnul</text:p>
      <text:p text:style-name="P1">end module</text:p>
      <text:p text:style-name="P2"/>
      <text:p text:style-name="P1">module max3(a[7..0], b[7..0], c[7..0] : max[7..0])</text:p>
      <text:p text:style-name="P2"><text:tab/>// max = max(a,b,c)</text:p>
      <text:p text:style-name="P2"><text:s text:c="3"/></text:p>
      <text:p text:style-name="P2"><text:s text:c="3"/><text:tab/>ucmp8(a[7..0], b[7..0] : asupb, aeqb)</text:p>
      <text:p text:style-name="P2"><text:s text:c="3"/><text:tab/>maxab[7..0] = a[7..0]*asupb + b[7..0]*/asupb</text:p>
      <text:p text:style-name="P2"><text:s text:c="3"/></text:p>
      <text:p text:style-name="P2"><text:s text:c="3"/><text:tab/>ucmp8(maxab[7..0], c[7..0] : maxabsupc, maxabeqc)</text:p>
      <text:p text:style-name="P2"><text:s text:c="3"/><text:tab/>max[7..0] = maxab[7..0]*maxabsupc + c[7..0]*/maxabsupc</text:p>
      <text:p text:style-name="P1">end module</text:p>
      <text:p text:style-name="P2"/>
      <text:p text:style-name="P1">module min3(a[7..0], b[7..0], c[7..0] : min[7..0])</text:p>
      <text:p text:style-name="P2"><text:tab/>ucmp8(a[7..0], b[7..0] : asupb, aeqb)</text:p>
      <text:p text:style-name="P2"><text:s text:c="3"/><text:tab/>minab[7..0] = a[7..0]*/asupb + b[7..0]*asupb</text:p>
      <text:p text:style-name="P2"><text:s text:c="3"/></text:p>
      <text:p text:style-name="P2"><text:s text:c="3"/><text:tab/>ucmp8(minab[7..0], c[7..0] : minabsupc, minabeqc)</text:p>
      <text:p text:style-name="P2"><text:s text:c="3"/><text:tab/>min[7..0] = minab[7..0]*/minabsupc + c[7..0]*minabsupc</text:p>
      <text:p text:style-name="P1">end module</text:p>
      <text:p text:style-name="P2"/>
      <text:p text:style-name="P1">module etats_cal_max(rst, clk, cal, finTab : INITAD, INITMAX, MAJMAX, FINI)</text:p>
      <text:p text:style-name="P2"><text:tab/>INITAD := /cal on clk set when rst</text:p>
      <text:p text:style-name="P2"><text:s text:c="3"/><text:tab/>INITMAX := cal*INITAD on clk reset when rst</text:p>
      <text:p text:style-name="P2"><text:s text:c="3"/><text:tab/>MAJMAX := cal*INITMAX + cal*MAJMAX*/finTab on clk reset when rst</text:p>
      <text:p text:style-name="P2"><text:s text:c="3"/><text:tab/>FINI := cal*MAJMAX*finTab + cal*FINI on clk reset when rst</text:p>
      <text:p text:style-name="P1">end module</text:p>
      <text:p text:style-name="P2"/>
      <text:p text:style-name="P2"><text:span text:style-name="T1">module cal_max(rst, clk, cal, ad1[7..0], ad2[7..0], elemCour[31..0] : adCour[7..0], max[31..0],</text:span> <text:tab/>adMax[7..0], INITAD, INITMAX, MAJMAX, FINI)</text:p>
      <text:p text:style-name="P2"><text:tab/>etats_cal_max(rst, clk, cal, finTab : INITAD, INITMAX, MAJMAX, FINI)</text:p>
      <text:p text:style-name="P2"><text:s text:c="3"/><text:tab/>ucmp8(adCour[7..0], ad2[7..0], sup, finTab)</text:p>
      <text:p text:style-name="P2"><text:s text:c="3"/></text:p>
      <text:p text:style-name="P2"><text:s text:c="3"/><text:tab/>count8_b1_b2(rst, clk, enAdC, initAdC, ad1[7..0], ad2[7..0] : adCour[7..0])</text:p>
      <text:p text:style-name="P2"><text:s text:c="3"/><text:tab/>initAdC = cal*INITAD</text:p>
      <text:p text:style-name="P2"><text:s text:c="3"/><text:tab/>enAdC = cal*INITMAX + cal*MAJMAX*/finTab</text:p>
      <text:p text:style-name="P2"><text:s text:c="3"/></text:p>
      <text:p text:style-name="P2"><text:s text:c="3"/><text:tab/>reg8_D(rst, clk, enAdMax, adCour[7..0] : adMax[7..0])</text:p>
      <text:p text:style-name="P2"><text:s text:c="3"/><text:tab/>enAdMax = cal*INITMAX + cal*MAJMAX*supMax</text:p>
      <text:p text:style-name="P2"><text:s text:c="3"/></text:p>
      <text:p text:style-name="P2"><text:s text:c="3"/><text:tab/>ucmp32(elemCour[31..0], max[31..0] : supMax, eqMax)</text:p>
      <text:p text:style-name="P2"><text:s text:c="3"/></text:p>
      <text:p text:style-name="P2"><text:s text:c="3"/><text:tab/>reg32_D(rst, clk, enAdMax, elemCour[31..0] : max[31..0])</text:p>
      <text:p text:style-name="P1">end module</text:p>
      <text:p text:style-name="P2"/>
      <text:p text:style-name="P1">module max_tab(rst, clk, cal, ad1[7..0], ad2[7..0] : max[31..0])</text:p>
      <text:p text:style-name="P2"><text:tab/>$ram_aread_swrite(clk, 0, adCour[7..0], "00000000000000000000000000000000" : <text:tab/>elemCour[31..0])</text:p>
      <text:p text:style-name="P2"/>
      <text:p text:style-name="P2"><text:tab/>cal_max(rst, clk, cal, ad1[7..0], ad2[7..0], elemCour[31..0] : adCour[7..0], max[31..0], <text:tab/>adMax[7..0], INITAD, INITMAX, MAJMAX, FINI)</text:p>
      <text:p text:style-name="P1">end modu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cm" fo:margin-bottom="1.125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9:08:40.250813824</meta:creation-date>
    <dc:date>2024-01-07T19:55:39.168786472</dc:date>
    <meta:editing-duration>PT46M58S</meta:editing-duration>
    <meta:editing-cycles>2</meta:editing-cycles>
    <meta:generator>LibreOffice/7.6.4.1$Linux_X86_64 LibreOffice_project/60$Build-1</meta:generator>
    <meta:print-date>2024-01-07T19:46:46.811532172</meta:print-date>
    <meta:printed-by>PDF files</meta:printed-by>
    <meta:document-statistic meta:table-count="0" meta:image-count="0" meta:object-count="0" meta:page-count="3" meta:paragraph-count="191" meta:word-count="1011" meta:character-count="7545" meta:non-whitespace-character-count="6283"/>
  </office:meta>
</office:document-meta>
</file>